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HandlerWrapper.setContentHandler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ContentHandlerWrapper( ContentHandler contentHandler , LexicalHandler lexica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HandlerWrapp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etLexicalHandler( LexicalHandler lexica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ContentHandl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HandlerWrapp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ContentHandlerWrapper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HandlerWrapp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HandlerWrapp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HandlerWrapp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